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81.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 <text:span text:style-name="T1">removed</text:span>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Extended program change CC – other = off – ret. 255 in use by miscMsg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 in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return size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indBankSize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Find number of instruments BankID, RootID /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nance Centre Frequency(CC77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odRingtoSi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nly use the sidebands for ring modu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0 to 127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7:Sheet1.AMJ70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4:22:45.966596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1-02-09T16:05:59.313921441</dc:date>
    <meta:editing-duration>P9DT17H30M37S</meta:editing-duration>
    <meta:editing-cycles>766</meta:editing-cycles>
    <meta:generator>LibreOffice/6.1.5.2$Linux_X86_64 LibreOffice_project/10$Build-2</meta:generator>
    <meta:document-statistic meta:table-count="1" meta:cell-count="6353" meta:object-count="0"/>
  </office:meta>
</office:document-meta>
</file>